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geometry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ibs</text:p>
          </table:table-cell>
          <table:table-cell office:value-type="string">
            <text:p>Chord</text:p>
          </table:table-cell>
          <table:table-cell office:value-type="string">
            <text:p>Le x (m)</text:p>
          </table:table-cell>
          <table:table-cell office:value-type="string">
            <text:p>Le y (m)</text:p>
          </table:table-cell>
          <table:table-cell office:value-type="string">
            <text:p>Arc</text:p>
          </table:table-cell>
          <table:table-cell office:value-type="string">
            <text:p>AOA</text:p>
          </table:table-cell>
          <table:table-cell office:value-type="string">
            <text:p>Z-rotation</text:p>
          </table:table-cell>
          <table:table-cell office:value-type="string">
            <text:p>Y-rotation</text:p>
          </table:table-cell>
          <table:table-cell office:value-type="string">
            <text:p>profile-merge</text:p>
          </table:table-cell>
          <table:table-cell office:value-type="string">
            <text:p>ballooning-merge</text:p>
          </table:table-cell>
        </table:table-row>
        <table:table-row>
          <table:table-cell office:value="1" office:value-type="float"/>
          <table:table-cell office:value="0.9246200649321406" office:value-type="float"/>
          <table:table-cell office:value="0.14501172633670362" office:value-type="float"/>
          <table:table-cell office:value="0.14501172633670362" office:value-type="float"/>
          <table:table-cell office:value="8.56155232617082" office:value-type="float"/>
          <table:table-cell office:value="9.264469037004936" office:value-type="float"/>
          <table:table-cell office:value="0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  <table:table-row>
          <table:table-cell office:value="2" office:value-type="float"/>
          <table:table-cell office:value="0.9044907106057066" office:value-type="float"/>
          <table:table-cell office:value="0.4107350250404204" office:value-type="float"/>
          <table:table-cell office:value="0.4107350250404204" office:value-type="float"/>
          <table:table-cell office:value="8.791178515011437" office:value-type="float"/>
          <table:table-cell office:value="9.165255891213295" office:value-type="float"/>
          <table:table-cell office:value="0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  <table:table-row>
          <table:table-cell office:value="3" office:value-type="float"/>
          <table:table-cell office:value="0.8677539221004122" office:value-type="float"/>
          <table:table-cell office:value="0.6515542055433663" office:value-type="float"/>
          <table:table-cell office:value="0.6515542055433663" office:value-type="float"/>
          <table:table-cell office:value="8.464717355188753" office:value-type="float"/>
          <table:table-cell office:value="8.984426790792028" office:value-type="float"/>
          <table:table-cell office:value="0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  <table:table-row>
          <table:table-cell office:value="4" office:value-type="float"/>
          <table:table-cell office:value="0.8157055534570752" office:value-type="float"/>
          <table:table-cell office:value="0.8734398549538971" office:value-type="float"/>
          <table:table-cell office:value="0.8734398549538971" office:value-type="float"/>
          <table:table-cell office:value="7.86998042559253" office:value-type="float"/>
          <table:table-cell office:value="8.722296990029657" office:value-type="float"/>
          <table:table-cell office:value="0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  <table:table-row>
          <table:table-cell office:value="5" office:value-type="float"/>
          <table:table-cell office:value="0.7252201419990549" office:value-type="float"/>
          <table:table-cell office:value="1.080208546364766" office:value-type="float"/>
          <table:table-cell office:value="1.080208546364766" office:value-type="float"/>
          <table:table-cell office:value="10.541266129789832" office:value-type="float"/>
          <table:table-cell office:value="8.103860126128323" office:value-type="float"/>
          <table:table-cell office:value="0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  <table:table-row>
          <table:table-cell office:value="6" office:value-type="float"/>
          <table:table-cell office:value="0.5767844123434782" office:value-type="float"/>
          <table:table-cell office:value="1.2745723883468756" office:value-type="float"/>
          <table:table-cell office:value="1.2745723883468756" office:value-type="float"/>
          <table:table-cell office:value="15.440040560862286" office:value-type="float"/>
          <table:table-cell office:value="6.927185410543479" office:value-type="float"/>
          <table:table-cell office:value="0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  <table:table-row>
          <table:table-cell office:value="7" office:value-type="float"/>
          <table:table-cell office:value="0.35017173020740305" office:value-type="float"/>
          <table:table-cell office:value="1.45859521458148" office:value-type="float"/>
          <table:table-cell office:value="1.45859521458148" office:value-type="float"/>
          <table:table-cell office:value="0.0" office:value-type="float"/>
          <table:table-cell office:value="5.0" office:value-type="float"/>
          <table:table-cell office:value="0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</table:table>
      <table:table table:name="Cell Elemen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V3</text:p>
          </table:table-cell>
          <table:table-cell office:value-type="string">
            <text:p>orthogonal</text:p>
          </table:table-cell>
          <table:table-cell/>
          <table:table-cell office:value-type="string">
            <text:p>folded</text:p>
          </table:table-cell>
          <table:table-cell/>
          <table:table-cell office:value-type="string">
            <text:p>folded</text:p>
          </table:table-cell>
          <table:table-cell/>
          <table:table-cell office:value-type="string">
            <text:p>orthogonal</text:p>
          </table:table-cell>
          <table:table-cell/>
          <table:table-cell office:value-type="string">
            <text:p>QR</text:p>
          </table:table-cell>
          <table:table-cell/>
          <table:table-cell/>
          <table:table-cell/>
          <table:table-cell/>
          <table:table-cell/>
          <table:table-cell office:value-type="string">
            <text:p>QR</text:p>
          </table:table-cell>
          <table:table-cell/>
          <table:table-cell/>
          <table:table-cell/>
          <table:table-cell/>
          <table:table-cell/>
          <table:table-cell office:value-type="string">
            <text:p>QR</text:p>
          </table:table-cell>
          <table:table-cell/>
          <table:table-cell/>
          <table:table-cell/>
          <table:table-cell/>
          <table:table-cell/>
          <table:table-cell office:value-type="string">
            <text:p>MATERIAL</text:p>
          </table:table-cell>
          <table:table-cell office:value-type="string">
            <text:p>MATERIAL</text:p>
          </table:table-cell>
        </table:table-row>
        <table:table-row>
          <table:table-cell office:value-type="string">
            <text:p>1</text:p>
          </table:table-cell>
          <table:table-cell office:value="0.03" office:value-type="float"/>
          <table:table-cell office:value="0.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orcher.skytex_32.dragon_red</text:p>
          </table:table-cell>
          <table:table-cell office:value-type="string">
            <text:p>porcher.skytex_32.white</text:p>
          </table:table-cell>
        </table:table-row>
        <table:table-row>
          <table:table-cell office:value-type="string">
            <text:p>2</text:p>
          </table:table-cell>
          <table:table-cell/>
          <table:table-cell/>
          <table:table-cell office:value="0.005" office:value-type="float"/>
          <table:table-cell office:value="0.005" office:value-type="float"/>
          <table:table-cell office:value="0.005" office:value-type="float"/>
          <table:table-cell office:value="0.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orcher.skytex_32.dragon_red</text:p>
          </table:table-cell>
          <table:table-cell office:value-type="string">
            <text:p>porcher.skytex_32.white</text:p>
          </table:table-cell>
        </table:table-row>
        <table:table-row>
          <table:table-cell office:value-type="string">
            <text:p>3</text:p>
          </table:table-cell>
          <table:table-cell/>
          <table:table-cell/>
          <table:table-cell office:value="0.005" office:value-type="float"/>
          <table:table-cell office:value="0.005" office:value-type="float"/>
          <table:table-cell office:value="0.04" office:value-type="float"/>
          <table:table-cell office:value="0.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orcher.skytex_32.dragon_red</text:p>
          </table:table-cell>
          <table:table-cell office:value-type="string">
            <text:p>porcher.skytex_32.white</text:p>
          </table:table-cell>
        </table:table-row>
        <table:table-row>
          <table:table-cell office:value-type="string">
            <text:p>4</text:p>
          </table:table-cell>
          <table:table-cell/>
          <table:table-cell/>
          <table:table-cell office:value="0.005" office:value-type="float"/>
          <table:table-cell office:value="0.005" office:value-type="float"/>
          <table:table-cell office:value="0.04" office:value-type="float"/>
          <table:table-cell office:value="0.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orcher.skytex_32.dragon_red</text:p>
          </table:table-cell>
          <table:table-cell office:value-type="string">
            <text:p>porcher.skytex_32.white</text:p>
          </table:table-cell>
        </table:table-row>
        <table:table-row>
          <table:table-cell office:value-type="string">
            <text:p>5</text:p>
          </table:table-cell>
          <table:table-cell/>
          <table:table-cell/>
          <table:table-cell office:value="0.005" office:value-type="float"/>
          <table:table-cell office:value="0.04" office:value-type="float"/>
          <table:table-cell office:value="0.04" office:value-type="float"/>
          <table:table-cell office:value="0.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orcher.skytex_32.dragon_red</text:p>
          </table:table-cell>
          <table:table-cell office:value-type="string">
            <text:p>porcher.skytex_32.white</text:p>
          </table:table-cell>
        </table:table-row>
        <table:table-row>
          <table:table-cell office:value-type="string">
            <text:p>6</text:p>
          </table:table-cell>
          <table:table-cell/>
          <table:table-cell/>
          <table:table-cell/>
          <table:table-cell/>
          <table:table-cell/>
          <table:table-cell/>
          <table:table-cell office:value="0.06" office:value-type="float"/>
          <table:table-cell office:value="0.06" office:value-type="float"/>
          <table:table-cell office:value="0.1" office:value-type="float"/>
          <table:table-cell office:value="0.1" office:value-type="float"/>
          <table:table-cell office:value="0.14" office:value-type="float"/>
          <table:table-cell office:value="0.04000000000000001" office:value-type="float"/>
          <table:table-cell office:value="1" office:value-type="float"/>
          <table:table-cell office:value="-1" office:value-type="float"/>
          <table:table-cell office:value="0.28" office:value-type="float"/>
          <table:table-cell office:value="0.28" office:value-type="float"/>
          <table:table-cell office:value="0.21999999999999997" office:value-type="float"/>
          <table:table-cell office:value="0.040000000000000036" office:value-type="float"/>
          <table:table-cell office:value="1" office:value-type="float"/>
          <table:table-cell office:value="-1" office:value-type="float"/>
          <table:table-cell office:value="0.55" office:value-type="float"/>
          <table:table-cell office:value="0.55" office:value-type="float"/>
          <table:table-cell office:value="0.32000000000000006" office:value-type="float"/>
          <table:table-cell office:value="0.040000000000000036" office:value-type="float"/>
          <table:table-cell office:value="1" office:value-type="float"/>
          <table:table-cell office:value="-1" office:value-type="float"/>
          <table:table-cell office:value-type="string">
            <text:p>porcher.skytex_32.dragon_red</text:p>
          </table:table-cell>
          <table:table-cell office:value-type="string">
            <text:p>porcher.skytex_32.white</text:p>
          </table:table-cell>
        </table:table-row>
        <table:table-row>
          <table:table-cell office:value-type="string">
            <text:p>7</text:p>
          </table:table-cell>
          <table:table-cell/>
          <table:table-cell/>
          <table:table-cell/>
          <table:table-cell/>
          <table:table-cell/>
          <table:table-cell/>
          <table:table-cell office:value="0.06" office:value-type="float"/>
          <table:table-cell office:value="0.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orcher.skytex_32.dragon_red</text:p>
          </table:table-cell>
          <table:table-cell office:value-type="string">
            <text:p>porcher.skytex_32.white</text:p>
          </table:table-cell>
        </table:table-row>
      </table:table>
      <table:table table:name="Rib Elemen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V3</text:p>
          </table:table-cell>
          <table:table-cell office:value-type="string">
            <text:p>HOLE</text:p>
          </table:table-cell>
          <table:table-cell/>
          <table:table-cell office:value-type="string">
            <text:p>HOLE</text:p>
          </table:table-cell>
          <table:table-cell/>
          <table:table-cell office:value-type="string">
            <text:p>HOLE</text:p>
          </table:table-cell>
          <table:table-cell/>
          <table:table-cell office:value-type="string">
            <text:p>RIGIDFOIL</text:p>
          </table:table-cell>
          <table:table-cell/>
          <table:table-cell/>
          <table:table-cell office:value-type="string">
            <text:p>ATP</text:p>
          </table:table-cell>
          <table:table-cell/>
          <table:table-cell/>
          <table:table-cell office:value-type="string">
            <text:p>ATP</text:p>
          </table:table-cell>
          <table:table-cell/>
          <table:table-cell/>
          <table:table-cell office:value-type="string">
            <text:p>ATP</text:p>
          </table:table-cell>
          <table:table-cell/>
          <table:table-cell/>
          <table:table-cell office:value-type="string">
            <text:p>ATP</text:p>
          </table:table-cell>
          <table:table-cell/>
          <table:table-cell/>
        </table:table-row>
        <table:table-row>
          <table:table-cell office:value-type="string">
            <text:p>rib1</text:p>
          </table:table-cell>
          <table:table-cell office:value="0.19" office:value-type="float"/>
          <table:table-cell office:value="0.4" office:value-type="float"/>
          <table:table-cell office:value="0.4" office:value-type="float"/>
          <table:table-cell office:value="0.4" office:value-type="float"/>
          <table:table-cell office:value="0.645" office:value-type="float"/>
          <table:table-cell office:value="0.4" office:value-type="float"/>
          <table:table-cell office:value="-0.2" office:value-type="float"/>
          <table:table-cell office:value="0.2" office:value-type="float"/>
          <table:table-cell office:value="0.005" office:value-type="float"/>
          <table:table-cell office:value-type="string">
            <text:p>A1</text:p>
          </table:table-cell>
          <table:table-cell office:value="0.1" office:value-type="float"/>
          <table:table-cell office:value="28.5093125915366" office:value-type="float"/>
          <table:table-cell office:value-type="string">
            <text:p>B1</text:p>
          </table:table-cell>
          <table:table-cell office:value="0.28" office:value-type="float"/>
          <table:table-cell office:value="27.8986229996426" office:value-type="float"/>
          <table:table-cell office:value-type="string">
            <text:p>C1</text:p>
          </table:table-cell>
          <table:table-cell office:value="0.55" office:value-type="float"/>
          <table:table-cell office:value="15.0963439090568" office:value-type="float"/>
          <table:table-cell office:value-type="string">
            <text:p>D1</text:p>
          </table:table-cell>
          <table:table-cell office:value="0.77" office:value-type="float"/>
          <table:table-cell office:value="5.59371856811765" office:value-type="float"/>
        </table:table-row>
        <table:table-row>
          <table:table-cell office:value-type="string">
            <text:p>rib2</text:p>
          </table:table-cell>
          <table:table-cell office:value="0.19" office:value-type="float"/>
          <table:table-cell office:value="0.4" office:value-type="float"/>
          <table:table-cell office:value="0.4" office:value-type="float"/>
          <table:table-cell office:value="0.4" office:value-type="float"/>
          <table:table-cell office:value="0.645" office:value-type="float"/>
          <table:table-cell office:value="0.4" office:value-type="float"/>
          <table:table-cell office:value="-0.2" office:value-type="float"/>
          <table:table-cell office:value="0.2" office:value-type="float"/>
          <table:table-cell office:value="0.005" office:value-type="float"/>
          <table:table-cell office:value-type="string">
            <text:p>A2</text:p>
          </table:table-cell>
          <table:table-cell office:value="0.1" office:value-type="float"/>
          <table:table-cell office:value="28.9771521125026" office:value-type="float"/>
          <table:table-cell office:value-type="string">
            <text:p>B2</text:p>
          </table:table-cell>
          <table:table-cell office:value="0.28" office:value-type="float"/>
          <table:table-cell office:value="28.3521571078094" office:value-type="float"/>
          <table:table-cell office:value-type="string">
            <text:p>C2</text:p>
          </table:table-cell>
          <table:table-cell office:value="0.55" office:value-type="float"/>
          <table:table-cell office:value="15.3319978861405" office:value-type="float"/>
          <table:table-cell office:value-type="string">
            <text:p>D2</text:p>
          </table:table-cell>
          <table:table-cell office:value="0.77" office:value-type="float"/>
          <table:table-cell office:value="5.66788405625294" office:value-type="float"/>
        </table:table-row>
        <table:table-row>
          <table:table-cell office:value-type="string">
            <text:p>rib3</text:p>
          </table:table-cell>
          <table:table-cell office:value="0.19" office:value-type="float"/>
          <table:table-cell office:value="0.4" office:value-type="float"/>
          <table:table-cell office:value="0.4" office:value-type="float"/>
          <table:table-cell office:value="0.4" office:value-type="float"/>
          <table:table-cell office:value="0.645" office:value-type="float"/>
          <table:table-cell office:value="0.4" office:value-type="float"/>
          <table:table-cell office:value="-0.2" office:value-type="float"/>
          <table:table-cell office:value="0.2" office:value-type="float"/>
          <table:table-cell office:value="0.005" office:value-type="float"/>
          <table:table-cell office:value-type="string">
            <text:p>A3</text:p>
          </table:table-cell>
          <table:table-cell office:value="0.1" office:value-type="float"/>
          <table:table-cell office:value="28.5112901151729" office:value-type="float"/>
          <table:table-cell office:value-type="string">
            <text:p>B3</text:p>
          </table:table-cell>
          <table:table-cell office:value="0.28" office:value-type="float"/>
          <table:table-cell office:value="27.8920735700704" office:value-type="float"/>
          <table:table-cell office:value-type="string">
            <text:p>C3</text:p>
          </table:table-cell>
          <table:table-cell office:value="0.55" office:value-type="float"/>
          <table:table-cell office:value="15.07313364543" office:value-type="float"/>
          <table:table-cell office:value-type="string">
            <text:p>D3</text:p>
          </table:table-cell>
          <table:table-cell office:value="0.77" office:value-type="float"/>
          <table:table-cell office:value="5.55871943077387" office:value-type="float"/>
        </table:table-row>
        <table:table-row>
          <table:table-cell office:value-type="string">
            <text:p>rib4</text:p>
          </table:table-cell>
          <table:table-cell office:value="0.19" office:value-type="float"/>
          <table:table-cell office:value="0.4" office:value-type="float"/>
          <table:table-cell office:value="0.4" office:value-type="float"/>
          <table:table-cell office:value="0.4" office:value-type="float"/>
          <table:table-cell office:value="0.645" office:value-type="float"/>
          <table:table-cell office:value="0.4" office:value-type="float"/>
          <table:table-cell office:value="-0.2" office:value-type="float"/>
          <table:table-cell office:value="0.2" office:value-type="float"/>
          <table:table-cell office:value="0.005" office:value-type="float"/>
          <table:table-cell office:value-type="string">
            <text:p>A4</text:p>
          </table:table-cell>
          <table:table-cell office:value="0.1" office:value-type="float"/>
          <table:table-cell office:value="27.2896718400827" office:value-type="float"/>
          <table:table-cell office:value-type="string">
            <text:p>B4</text:p>
          </table:table-cell>
          <table:table-cell office:value="0.28" office:value-type="float"/>
          <table:table-cell office:value="26.6928393905565" office:value-type="float"/>
          <table:table-cell office:value-type="string">
            <text:p>C4</text:p>
          </table:table-cell>
          <table:table-cell office:value="0.55" office:value-type="float"/>
          <table:table-cell office:value="14.4149186826384" office:value-type="float"/>
          <table:table-cell office:value-type="string">
            <text:p>D4</text:p>
          </table:table-cell>
          <table:table-cell office:value="0.77" office:value-type="float"/>
          <table:table-cell office:value="5.30251257838343" office:value-type="float"/>
        </table:table-row>
        <table:table-row>
          <table:table-cell office:value-type="string">
            <text:p>rib5</text:p>
          </table:table-cell>
          <table:table-cell office:value="0.19" office:value-type="float"/>
          <table:table-cell office:value="0.4" office:value-type="float"/>
          <table:table-cell office:value="0.4" office:value-type="float"/>
          <table:table-cell office:value="0.4" office:value-type="float"/>
          <table:table-cell office:value="0.645" office:value-type="float"/>
          <table:table-cell office:value="0.4" office:value-type="float"/>
          <table:table-cell office:value="-0.2" office:value-type="float"/>
          <table:table-cell office:value="0.2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ib6</text:p>
          </table:table-cell>
          <table:table-cell office:value="0.19" office:value-type="float"/>
          <table:table-cell office:value="0.4" office:value-type="float"/>
          <table:table-cell office:value="0.4" office:value-type="float"/>
          <table:table-cell office:value="0.4" office:value-type="float"/>
          <table:table-cell office:value="0.645" office:value-type="float"/>
          <table:table-cell office:value="0.4" office:value-type="float"/>
          <table:table-cell office:value="-0.2" office:value-type="float"/>
          <table:table-cell office:value="0.2" office:value-type="float"/>
          <table:table-cell office:value="0.005" office:value-type="float"/>
          <table:table-cell office:value-type="string">
            <text:p>A5</text:p>
          </table:table-cell>
          <table:table-cell office:value="0.1" office:value-type="float"/>
          <table:table-cell office:value="26.5891707975553" office:value-type="float"/>
          <table:table-cell office:value-type="string">
            <text:p>B5</text:p>
          </table:table-cell>
          <table:table-cell office:value="0.28" office:value-type="float"/>
          <table:table-cell office:value="26.003546335214" office:value-type="float"/>
          <table:table-cell office:value-type="string">
            <text:p>C5</text:p>
          </table:table-cell>
          <table:table-cell office:value="0.55" office:value-type="float"/>
          <table:table-cell office:value="14.0322320013242" office:value-type="float"/>
          <table:table-cell office:value-type="string">
            <text:p>D5</text:p>
          </table:table-cell>
          <table:table-cell office:value="0.77" office:value-type="float"/>
          <table:table-cell office:value="5.14796474576208" office:value-type="float"/>
        </table:table-row>
        <table:table-row>
          <table:table-cell office:value-type="string">
            <text:p>rib7</text:p>
          </table:table-cell>
          <table:table-cell office:value="0.19" office:value-type="float"/>
          <table:table-cell office:value="0.4" office:value-type="float"/>
          <table:table-cell office:value="0.4" office:value-type="float"/>
          <table:table-cell office:value="0.4" office:value-type="float"/>
          <table:table-cell office:value="0.645" office:value-type="float"/>
          <table:table-cell office:value="0.4" office:value-type="float"/>
          <table:table-cell/>
          <table:table-cell/>
          <table:table-cell/>
          <table:table-cell office:value-type="string">
            <text:p>A6</text:p>
          </table:table-cell>
          <table:table-cell office:value="0.02" office:value-type="float"/>
          <table:table-cell office:value="27.3297965848483" office:value-type="float"/>
          <table:table-cell office:value-type="string">
            <text:p>B6</text:p>
          </table:table-cell>
          <table:table-cell office:value="0.5" office:value-type="float"/>
          <table:table-cell office:value="27.3297965848483" office:value-type="float"/>
          <table:table-cell office:value-type="string">
            <text:p>C6</text:p>
          </table:table-cell>
          <table:table-cell office:value="0.85" office:value-type="float"/>
          <table:table-cell office:value="27.3297965848483" office:value-type="float"/>
          <table:table-cell/>
          <table:table-cell/>
          <table:table-cell/>
        </table:table-row>
      </table:table>
      <table:table table:name="Airfoils">
        <table:table-column/>
        <table:table-column/>
        <table:table-column/>
        <table:table-column/>
        <table:table-row>
          <table:table-cell office:value-type="string">
            <text:p>unnamed</text:p>
          </table:table-cell>
          <table:table-cell/>
          <table:table-cell office:value-type="string">
            <text:p>unnamed</text:p>
          </table:table-cell>
          <table:table-cell/>
        </table:table-row>
        <table:table-row>
          <table:table-cell office:value="1.0" office:value-type="float"/>
          <table:table-cell office:value="0.0" office:value-type="float"/>
          <table:table-cell office:value="1.0" office:value-type="float"/>
          <table:table-cell office:value="0.0" office:value-type="float"/>
        </table:table-row>
        <table:table-row>
          <table:table-cell office:value="0.99144" office:value-type="float"/>
          <table:table-cell office:value="0.0016" office:value-type="float"/>
          <table:table-cell office:value="0.99154" office:value-type="float"/>
          <table:table-cell office:value="0.00163" office:value-type="float"/>
        </table:table-row>
        <table:table-row>
          <table:table-cell office:value="0.97747" office:value-type="float"/>
          <table:table-cell office:value="0.00421" office:value-type="float"/>
          <table:table-cell office:value="0.97761" office:value-type="float"/>
          <table:table-cell office:value="0.00427" office:value-type="float"/>
        </table:table-row>
        <table:table-row>
          <table:table-cell office:value="0.96208" office:value-type="float"/>
          <table:table-cell office:value="0.00708" office:value-type="float"/>
          <table:table-cell office:value="0.96213" office:value-type="float"/>
          <table:table-cell office:value="0.0072" office:value-type="float"/>
        </table:table-row>
        <table:table-row>
          <table:table-cell office:value="0.94538" office:value-type="float"/>
          <table:table-cell office:value="0.01019" office:value-type="float"/>
          <table:table-cell office:value="0.94514" office:value-type="float"/>
          <table:table-cell office:value="0.0104" office:value-type="float"/>
        </table:table-row>
        <table:table-row>
          <table:table-cell office:value="0.92768" office:value-type="float"/>
          <table:table-cell office:value="0.01347" office:value-type="float"/>
          <table:table-cell office:value="0.92671" office:value-type="float"/>
          <table:table-cell office:value="0.01382" office:value-type="float"/>
        </table:table-row>
        <table:table-row>
          <table:table-cell office:value="0.90925" office:value-type="float"/>
          <table:table-cell office:value="0.01687" office:value-type="float"/>
          <table:table-cell office:value="0.90705" office:value-type="float"/>
          <table:table-cell office:value="0.01745" office:value-type="float"/>
        </table:table-row>
        <table:table-row>
          <table:table-cell office:value="0.89028" office:value-type="float"/>
          <table:table-cell office:value="0.02035" office:value-type="float"/>
          <table:table-cell office:value="0.88639" office:value-type="float"/>
          <table:table-cell office:value="0.02121" office:value-type="float"/>
        </table:table-row>
        <table:table-row>
          <table:table-cell office:value="0.87094" office:value-type="float"/>
          <table:table-cell office:value="0.02389" office:value-type="float"/>
          <table:table-cell office:value="0.86497" office:value-type="float"/>
          <table:table-cell office:value="0.02507" office:value-type="float"/>
        </table:table-row>
        <table:table-row>
          <table:table-cell office:value="0.85139" office:value-type="float"/>
          <table:table-cell office:value="0.02745" office:value-type="float"/>
          <table:table-cell office:value="0.84306" office:value-type="float"/>
          <table:table-cell office:value="0.02896" office:value-type="float"/>
        </table:table-row>
        <table:table-row>
          <table:table-cell office:value="0.83172" office:value-type="float"/>
          <table:table-cell office:value="0.031" office:value-type="float"/>
          <table:table-cell office:value="0.82077" office:value-type="float"/>
          <table:table-cell office:value="0.03284" office:value-type="float"/>
        </table:table-row>
        <table:table-row>
          <table:table-cell office:value="0.81197" office:value-type="float"/>
          <table:table-cell office:value="0.03454" office:value-type="float"/>
          <table:table-cell office:value="0.79825" office:value-type="float"/>
          <table:table-cell office:value="0.0367" office:value-type="float"/>
        </table:table-row>
        <table:table-row>
          <table:table-cell office:value="0.79217" office:value-type="float"/>
          <table:table-cell office:value="0.03807" office:value-type="float"/>
          <table:table-cell office:value="0.77559" office:value-type="float"/>
          <table:table-cell office:value="0.0405" office:value-type="float"/>
        </table:table-row>
        <table:table-row>
          <table:table-cell office:value="0.77237" office:value-type="float"/>
          <table:table-cell office:value="0.04156" office:value-type="float"/>
          <table:table-cell office:value="0.75281" office:value-type="float"/>
          <table:table-cell office:value="0.04423" office:value-type="float"/>
        </table:table-row>
        <table:table-row>
          <table:table-cell office:value="0.75256" office:value-type="float"/>
          <table:table-cell office:value="0.04501" office:value-type="float"/>
          <table:table-cell office:value="0.72994" office:value-type="float"/>
          <table:table-cell office:value="0.0479" office:value-type="float"/>
        </table:table-row>
        <table:table-row>
          <table:table-cell office:value="0.73277" office:value-type="float"/>
          <table:table-cell office:value="0.04842" office:value-type="float"/>
          <table:table-cell office:value="0.70697" office:value-type="float"/>
          <table:table-cell office:value="0.0515" office:value-type="float"/>
        </table:table-row>
        <table:table-row>
          <table:table-cell office:value="0.71299" office:value-type="float"/>
          <table:table-cell office:value="0.05178" office:value-type="float"/>
          <table:table-cell office:value="0.6839" office:value-type="float"/>
          <table:table-cell office:value="0.05503" office:value-type="float"/>
        </table:table-row>
        <table:table-row>
          <table:table-cell office:value="0.6932" office:value-type="float"/>
          <table:table-cell office:value="0.05509" office:value-type="float"/>
          <table:table-cell office:value="0.66071" office:value-type="float"/>
          <table:table-cell office:value="0.05851" office:value-type="float"/>
        </table:table-row>
        <table:table-row>
          <table:table-cell office:value="0.67341" office:value-type="float"/>
          <table:table-cell office:value="0.05834" office:value-type="float"/>
          <table:table-cell office:value="0.6374" office:value-type="float"/>
          <table:table-cell office:value="0.06194" office:value-type="float"/>
        </table:table-row>
        <table:table-row>
          <table:table-cell office:value="0.6536" office:value-type="float"/>
          <table:table-cell office:value="0.06154" office:value-type="float"/>
          <table:table-cell office:value="0.61397" office:value-type="float"/>
          <table:table-cell office:value="0.06533" office:value-type="float"/>
        </table:table-row>
        <table:table-row>
          <table:table-cell office:value="0.63378" office:value-type="float"/>
          <table:table-cell office:value="0.06471" office:value-type="float"/>
          <table:table-cell office:value="0.59047" office:value-type="float"/>
          <table:table-cell office:value="0.06871" office:value-type="float"/>
        </table:table-row>
        <table:table-row>
          <table:table-cell office:value="0.61395" office:value-type="float"/>
          <table:table-cell office:value="0.06782" office:value-type="float"/>
          <table:table-cell office:value="0.56696" office:value-type="float"/>
          <table:table-cell office:value="0.07205" office:value-type="float"/>
        </table:table-row>
        <table:table-row>
          <table:table-cell office:value="0.59408" office:value-type="float"/>
          <table:table-cell office:value="0.07089" office:value-type="float"/>
          <table:table-cell office:value="0.54349" office:value-type="float"/>
          <table:table-cell office:value="0.07536" office:value-type="float"/>
        </table:table-row>
        <table:table-row>
          <table:table-cell office:value="0.57421" office:value-type="float"/>
          <table:table-cell office:value="0.07394" office:value-type="float"/>
          <table:table-cell office:value="0.52015" office:value-type="float"/>
          <table:table-cell office:value="0.07863" office:value-type="float"/>
        </table:table-row>
        <table:table-row>
          <table:table-cell office:value="0.55436" office:value-type="float"/>
          <table:table-cell office:value="0.07693" office:value-type="float"/>
          <table:table-cell office:value="0.49702" office:value-type="float"/>
          <table:table-cell office:value="0.08182" office:value-type="float"/>
        </table:table-row>
        <table:table-row>
          <table:table-cell office:value="0.53452" office:value-type="float"/>
          <table:table-cell office:value="0.07989" office:value-type="float"/>
          <table:table-cell office:value="0.47412" office:value-type="float"/>
          <table:table-cell office:value="0.08491" office:value-type="float"/>
        </table:table-row>
        <table:table-row>
          <table:table-cell office:value="0.51473" office:value-type="float"/>
          <table:table-cell office:value="0.08279" office:value-type="float"/>
          <table:table-cell office:value="0.45151" office:value-type="float"/>
          <table:table-cell office:value="0.08789" office:value-type="float"/>
        </table:table-row>
        <table:table-row>
          <table:table-cell office:value="0.49496" office:value-type="float"/>
          <table:table-cell office:value="0.08563" office:value-type="float"/>
          <table:table-cell office:value="0.42926" office:value-type="float"/>
          <table:table-cell office:value="0.09075" office:value-type="float"/>
        </table:table-row>
        <table:table-row>
          <table:table-cell office:value="0.47524" office:value-type="float"/>
          <table:table-cell office:value="0.08841" office:value-type="float"/>
          <table:table-cell office:value="0.40743" office:value-type="float"/>
          <table:table-cell office:value="0.09344" office:value-type="float"/>
        </table:table-row>
        <table:table-row>
          <table:table-cell office:value="0.45558" office:value-type="float"/>
          <table:table-cell office:value="0.09112" office:value-type="float"/>
          <table:table-cell office:value="0.38611" office:value-type="float"/>
          <table:table-cell office:value="0.09595" office:value-type="float"/>
        </table:table-row>
        <table:table-row>
          <table:table-cell office:value="0.43599" office:value-type="float"/>
          <table:table-cell office:value="0.09375" office:value-type="float"/>
          <table:table-cell office:value="0.3653" office:value-type="float"/>
          <table:table-cell office:value="0.09824" office:value-type="float"/>
        </table:table-row>
        <table:table-row>
          <table:table-cell office:value="0.41648" office:value-type="float"/>
          <table:table-cell office:value="0.09629" office:value-type="float"/>
          <table:table-cell office:value="0.34509" office:value-type="float"/>
          <table:table-cell office:value="0.1003" office:value-type="float"/>
        </table:table-row>
        <table:table-row>
          <table:table-cell office:value="0.39709" office:value-type="float"/>
          <table:table-cell office:value="0.09873" office:value-type="float"/>
          <table:table-cell office:value="0.32553" office:value-type="float"/>
          <table:table-cell office:value="0.10209" office:value-type="float"/>
        </table:table-row>
        <table:table-row>
          <table:table-cell office:value="0.37785" office:value-type="float"/>
          <table:table-cell office:value="0.10105" office:value-type="float"/>
          <table:table-cell office:value="0.30661" office:value-type="float"/>
          <table:table-cell office:value="0.10359" office:value-type="float"/>
        </table:table-row>
        <table:table-row>
          <table:table-cell office:value="0.35877" office:value-type="float"/>
          <table:table-cell office:value="0.10323" office:value-type="float"/>
          <table:table-cell office:value="0.28839" office:value-type="float"/>
          <table:table-cell office:value="0.10481" office:value-type="float"/>
        </table:table-row>
        <table:table-row>
          <table:table-cell office:value="0.33989" office:value-type="float"/>
          <table:table-cell office:value="0.10526" office:value-type="float"/>
          <table:table-cell office:value="0.27088" office:value-type="float"/>
          <table:table-cell office:value="0.10571" office:value-type="float"/>
        </table:table-row>
        <table:table-row>
          <table:table-cell office:value="0.32128" office:value-type="float"/>
          <table:table-cell office:value="0.10712" office:value-type="float"/>
          <table:table-cell office:value="0.2541" office:value-type="float"/>
          <table:table-cell office:value="0.10631" office:value-type="float"/>
        </table:table-row>
        <table:table-row>
          <table:table-cell office:value="0.30297" office:value-type="float"/>
          <table:table-cell office:value="0.10877" office:value-type="float"/>
          <table:table-cell office:value="0.23807" office:value-type="float"/>
          <table:table-cell office:value="0.10661" office:value-type="float"/>
        </table:table-row>
        <table:table-row>
          <table:table-cell office:value="0.28503" office:value-type="float"/>
          <table:table-cell office:value="0.11018" office:value-type="float"/>
          <table:table-cell office:value="0.2228" office:value-type="float"/>
          <table:table-cell office:value="0.10658" office:value-type="float"/>
        </table:table-row>
        <table:table-row>
          <table:table-cell office:value="0.2675" office:value-type="float"/>
          <table:table-cell office:value="0.11132" office:value-type="float"/>
          <table:table-cell office:value="0.20825" office:value-type="float"/>
          <table:table-cell office:value="0.10624" office:value-type="float"/>
        </table:table-row>
        <table:table-row>
          <table:table-cell office:value="0.25041" office:value-type="float"/>
          <table:table-cell office:value="0.11216" office:value-type="float"/>
          <table:table-cell office:value="0.19443" office:value-type="float"/>
          <table:table-cell office:value="0.10559" office:value-type="float"/>
        </table:table-row>
        <table:table-row>
          <table:table-cell office:value="0.23383" office:value-type="float"/>
          <table:table-cell office:value="0.11266" office:value-type="float"/>
          <table:table-cell office:value="0.18129" office:value-type="float"/>
          <table:table-cell office:value="0.10464" office:value-type="float"/>
        </table:table-row>
        <table:table-row>
          <table:table-cell office:value="0.21778" office:value-type="float"/>
          <table:table-cell office:value="0.1128" office:value-type="float"/>
          <table:table-cell office:value="0.16881" office:value-type="float"/>
          <table:table-cell office:value="0.10341" office:value-type="float"/>
        </table:table-row>
        <table:table-row>
          <table:table-cell office:value="0.20228" office:value-type="float"/>
          <table:table-cell office:value="0.11254" office:value-type="float"/>
          <table:table-cell office:value="0.15698" office:value-type="float"/>
          <table:table-cell office:value="0.10193" office:value-type="float"/>
        </table:table-row>
        <table:table-row>
          <table:table-cell office:value="0.18734" office:value-type="float"/>
          <table:table-cell office:value="0.11185" office:value-type="float"/>
          <table:table-cell office:value="0.14577" office:value-type="float"/>
          <table:table-cell office:value="0.10019" office:value-type="float"/>
        </table:table-row>
        <table:table-row>
          <table:table-cell office:value="0.17298" office:value-type="float"/>
          <table:table-cell office:value="0.11073" office:value-type="float"/>
          <table:table-cell office:value="0.13517" office:value-type="float"/>
          <table:table-cell office:value="0.09826" office:value-type="float"/>
        </table:table-row>
        <table:table-row>
          <table:table-cell office:value="0.15917" office:value-type="float"/>
          <table:table-cell office:value="0.10916" office:value-type="float"/>
          <table:table-cell office:value="0.12516" office:value-type="float"/>
          <table:table-cell office:value="0.09613" office:value-type="float"/>
        </table:table-row>
        <table:table-row>
          <table:table-cell office:value="0.14594" office:value-type="float"/>
          <table:table-cell office:value="0.10712" office:value-type="float"/>
          <table:table-cell office:value="0.11572" office:value-type="float"/>
          <table:table-cell office:value="0.09383" office:value-type="float"/>
        </table:table-row>
        <table:table-row>
          <table:table-cell office:value="0.13327" office:value-type="float"/>
          <table:table-cell office:value="0.10464" office:value-type="float"/>
          <table:table-cell office:value="0.10683" office:value-type="float"/>
          <table:table-cell office:value="0.0914" office:value-type="float"/>
        </table:table-row>
        <table:table-row>
          <table:table-cell office:value="0.12118" office:value-type="float"/>
          <table:table-cell office:value="0.10176" office:value-type="float"/>
          <table:table-cell office:value="0.09847" office:value-type="float"/>
          <table:table-cell office:value="0.08886" office:value-type="float"/>
        </table:table-row>
        <table:table-row>
          <table:table-cell office:value="0.10971" office:value-type="float"/>
          <table:table-cell office:value="0.09855" office:value-type="float"/>
          <table:table-cell office:value="0.09062" office:value-type="float"/>
          <table:table-cell office:value="0.08623" office:value-type="float"/>
        </table:table-row>
        <table:table-row>
          <table:table-cell office:value="0.0989" office:value-type="float"/>
          <table:table-cell office:value="0.09505" office:value-type="float"/>
          <table:table-cell office:value="0.08325" office:value-type="float"/>
          <table:table-cell office:value="0.08352" office:value-type="float"/>
        </table:table-row>
        <table:table-row>
          <table:table-cell office:value="0.08877" office:value-type="float"/>
          <table:table-cell office:value="0.09135" office:value-type="float"/>
          <table:table-cell office:value="0.07635" office:value-type="float"/>
          <table:table-cell office:value="0.08075" office:value-type="float"/>
        </table:table-row>
        <table:table-row>
          <table:table-cell office:value="0.07936" office:value-type="float"/>
          <table:table-cell office:value="0.08751" office:value-type="float"/>
          <table:table-cell office:value="0.06989" office:value-type="float"/>
          <table:table-cell office:value="0.07793" office:value-type="float"/>
        </table:table-row>
        <table:table-row>
          <table:table-cell office:value="0.07069" office:value-type="float"/>
          <table:table-cell office:value="0.08357" office:value-type="float"/>
          <table:table-cell office:value="0.06384" office:value-type="float"/>
          <table:table-cell office:value="0.07507" office:value-type="float"/>
        </table:table-row>
        <table:table-row>
          <table:table-cell office:value="0.06273" office:value-type="float"/>
          <table:table-cell office:value="0.07959" office:value-type="float"/>
          <table:table-cell office:value="0.05818" office:value-type="float"/>
          <table:table-cell office:value="0.0722" office:value-type="float"/>
        </table:table-row>
        <table:table-row>
          <table:table-cell office:value="0.05547" office:value-type="float"/>
          <table:table-cell office:value="0.07562" office:value-type="float"/>
          <table:table-cell office:value="0.05289" office:value-type="float"/>
          <table:table-cell office:value="0.06929" office:value-type="float"/>
        </table:table-row>
        <table:table-row>
          <table:table-cell office:value="0.04888" office:value-type="float"/>
          <table:table-cell office:value="0.07167" office:value-type="float"/>
          <table:table-cell office:value="0.04794" office:value-type="float"/>
          <table:table-cell office:value="0.06638" office:value-type="float"/>
        </table:table-row>
        <table:table-row>
          <table:table-cell office:value="0.04291" office:value-type="float"/>
          <table:table-cell office:value="0.06776" office:value-type="float"/>
          <table:table-cell office:value="0.04332" office:value-type="float"/>
          <table:table-cell office:value="0.06345" office:value-type="float"/>
        </table:table-row>
        <table:table-row>
          <table:table-cell office:value="0.03752" office:value-type="float"/>
          <table:table-cell office:value="0.06391" office:value-type="float"/>
          <table:table-cell office:value="0.039" office:value-type="float"/>
          <table:table-cell office:value="0.06052" office:value-type="float"/>
        </table:table-row>
        <table:table-row>
          <table:table-cell office:value="0.03266" office:value-type="float"/>
          <table:table-cell office:value="0.06012" office:value-type="float"/>
          <table:table-cell office:value="0.03498" office:value-type="float"/>
          <table:table-cell office:value="0.05758" office:value-type="float"/>
        </table:table-row>
        <table:table-row>
          <table:table-cell office:value="0.0283" office:value-type="float"/>
          <table:table-cell office:value="0.05639" office:value-type="float"/>
          <table:table-cell office:value="0.03122" office:value-type="float"/>
          <table:table-cell office:value="0.05464" office:value-type="float"/>
        </table:table-row>
        <table:table-row>
          <table:table-cell office:value="0.02441" office:value-type="float"/>
          <table:table-cell office:value="0.05271" office:value-type="float"/>
          <table:table-cell office:value="0.02773" office:value-type="float"/>
          <table:table-cell office:value="0.05169" office:value-type="float"/>
        </table:table-row>
        <table:table-row>
          <table:table-cell office:value="0.02094" office:value-type="float"/>
          <table:table-cell office:value="0.04908" office:value-type="float"/>
          <table:table-cell office:value="0.02449" office:value-type="float"/>
          <table:table-cell office:value="0.04874" office:value-type="float"/>
        </table:table-row>
        <table:table-row>
          <table:table-cell office:value="0.01786" office:value-type="float"/>
          <table:table-cell office:value="0.04551" office:value-type="float"/>
          <table:table-cell office:value="0.02148" office:value-type="float"/>
          <table:table-cell office:value="0.0458" office:value-type="float"/>
        </table:table-row>
        <table:table-row>
          <table:table-cell office:value="0.01513" office:value-type="float"/>
          <table:table-cell office:value="0.04201" office:value-type="float"/>
          <table:table-cell office:value="0.0187" office:value-type="float"/>
          <table:table-cell office:value="0.04285" office:value-type="float"/>
        </table:table-row>
        <table:table-row>
          <table:table-cell office:value="0.01273" office:value-type="float"/>
          <table:table-cell office:value="0.03858" office:value-type="float"/>
          <table:table-cell office:value="0.01615" office:value-type="float"/>
          <table:table-cell office:value="0.0399" office:value-type="float"/>
        </table:table-row>
        <table:table-row>
          <table:table-cell office:value="0.0106" office:value-type="float"/>
          <table:table-cell office:value="0.03523" office:value-type="float"/>
          <table:table-cell office:value="0.01381" office:value-type="float"/>
          <table:table-cell office:value="0.03695" office:value-type="float"/>
        </table:table-row>
        <table:table-row>
          <table:table-cell office:value="0.00875" office:value-type="float"/>
          <table:table-cell office:value="0.03197" office:value-type="float"/>
          <table:table-cell office:value="0.01168" office:value-type="float"/>
          <table:table-cell office:value="0.034" office:value-type="float"/>
        </table:table-row>
        <table:table-row>
          <table:table-cell office:value="0.00713" office:value-type="float"/>
          <table:table-cell office:value="0.02881" office:value-type="float"/>
          <table:table-cell office:value="0.00975" office:value-type="float"/>
          <table:table-cell office:value="0.03105" office:value-type="float"/>
        </table:table-row>
        <table:table-row>
          <table:table-cell office:value="0.00572" office:value-type="float"/>
          <table:table-cell office:value="0.02573" office:value-type="float"/>
          <table:table-cell office:value="0.00803" office:value-type="float"/>
          <table:table-cell office:value="0.0281" office:value-type="float"/>
        </table:table-row>
        <table:table-row>
          <table:table-cell office:value="0.0045" office:value-type="float"/>
          <table:table-cell office:value="0.02275" office:value-type="float"/>
          <table:table-cell office:value="0.0065" office:value-type="float"/>
          <table:table-cell office:value="0.02516" office:value-type="float"/>
        </table:table-row>
        <table:table-row>
          <table:table-cell office:value="0.00347" office:value-type="float"/>
          <table:table-cell office:value="0.01986" office:value-type="float"/>
          <table:table-cell office:value="0.00516" office:value-type="float"/>
          <table:table-cell office:value="0.02223" office:value-type="float"/>
        </table:table-row>
        <table:table-row>
          <table:table-cell office:value="0.00259" office:value-type="float"/>
          <table:table-cell office:value="0.01707" office:value-type="float"/>
          <table:table-cell office:value="0.00399" office:value-type="float"/>
          <table:table-cell office:value="0.01933" office:value-type="float"/>
        </table:table-row>
        <table:table-row>
          <table:table-cell office:value="0.00185" office:value-type="float"/>
          <table:table-cell office:value="0.01437" office:value-type="float"/>
          <table:table-cell office:value="0.00299" office:value-type="float"/>
          <table:table-cell office:value="0.01645" office:value-type="float"/>
        </table:table-row>
        <table:table-row>
          <table:table-cell office:value="0.00124" office:value-type="float"/>
          <table:table-cell office:value="0.01176" office:value-type="float"/>
          <table:table-cell office:value="0.00215" office:value-type="float"/>
          <table:table-cell office:value="0.0136" office:value-type="float"/>
        </table:table-row>
        <table:table-row>
          <table:table-cell office:value="0.00077" office:value-type="float"/>
          <table:table-cell office:value="0.00924" office:value-type="float"/>
          <table:table-cell office:value="0.00143" office:value-type="float"/>
          <table:table-cell office:value="0.01079" office:value-type="float"/>
        </table:table-row>
        <table:table-row>
          <table:table-cell office:value="0.00041" office:value-type="float"/>
          <table:table-cell office:value="0.00681" office:value-type="float"/>
          <table:table-cell office:value="0.00086" office:value-type="float"/>
          <table:table-cell office:value="0.00803" office:value-type="float"/>
        </table:table-row>
        <table:table-row>
          <table:table-cell office:value="0.00016" office:value-type="float"/>
          <table:table-cell office:value="0.00446" office:value-type="float"/>
          <table:table-cell office:value="0.00043" office:value-type="float"/>
          <table:table-cell office:value="0.0053" office:value-type="float"/>
        </table:table-row>
        <table:table-row>
          <table:table-cell office:value="5e-05" office:value-type="float"/>
          <table:table-cell office:value="0.00219" office:value-type="float"/>
          <table:table-cell office:value="0.00013" office:value-type="float"/>
          <table:table-cell office:value="0.00263" office:value-type="float"/>
        </table:table-row>
        <table:table-row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0.00013" office:value-type="float"/>
          <table:table-cell office:value="-0.00217" office:value-type="float"/>
          <table:table-cell office:value="2e-05" office:value-type="float"/>
          <table:table-cell office:value="-0.00259" office:value-type="float"/>
        </table:table-row>
        <table:table-row>
          <table:table-cell office:value="0.00049" office:value-type="float"/>
          <table:table-cell office:value="-0.00439" office:value-type="float"/>
          <table:table-cell office:value="0.00023" office:value-type="float"/>
          <table:table-cell office:value="-0.0052" office:value-type="float"/>
        </table:table-row>
        <table:table-row>
          <table:table-cell office:value="0.00106" office:value-type="float"/>
          <table:table-cell office:value="-0.00665" office:value-type="float"/>
          <table:table-cell office:value="0.00066" office:value-type="float"/>
          <table:table-cell office:value="-0.00783" office:value-type="float"/>
        </table:table-row>
        <table:table-row>
          <table:table-cell office:value="0.00183" office:value-type="float"/>
          <table:table-cell office:value="-0.00893" office:value-type="float"/>
          <table:table-cell office:value="0.00132" office:value-type="float"/>
          <table:table-cell office:value="-0.01045" office:value-type="float"/>
        </table:table-row>
        <table:table-row>
          <table:table-cell office:value="0.0028" office:value-type="float"/>
          <table:table-cell office:value="-0.01124" office:value-type="float"/>
          <table:table-cell office:value="0.00223" office:value-type="float"/>
          <table:table-cell office:value="-0.01306" office:value-type="float"/>
        </table:table-row>
        <table:table-row>
          <table:table-cell office:value="0.00398" office:value-type="float"/>
          <table:table-cell office:value="-0.01357" office:value-type="float"/>
          <table:table-cell office:value="0.0034" office:value-type="float"/>
          <table:table-cell office:value="-0.01562" office:value-type="float"/>
        </table:table-row>
        <table:table-row>
          <table:table-cell office:value="0.00537" office:value-type="float"/>
          <table:table-cell office:value="-0.0159" office:value-type="float"/>
          <table:table-cell office:value="0.00482" office:value-type="float"/>
          <table:table-cell office:value="-0.01813" office:value-type="float"/>
        </table:table-row>
        <table:table-row>
          <table:table-cell office:value="0.00697" office:value-type="float"/>
          <table:table-cell office:value="-0.01825" office:value-type="float"/>
          <table:table-cell office:value="0.00647" office:value-type="float"/>
          <table:table-cell office:value="-0.02059" office:value-type="float"/>
        </table:table-row>
        <table:table-row>
          <table:table-cell office:value="0.00878" office:value-type="float"/>
          <table:table-cell office:value="-0.0206" office:value-type="float"/>
          <table:table-cell office:value="0.00835" office:value-type="float"/>
          <table:table-cell office:value="-0.02297" office:value-type="float"/>
        </table:table-row>
        <table:table-row>
          <table:table-cell office:value="0.01082" office:value-type="float"/>
          <table:table-cell office:value="-0.02295" office:value-type="float"/>
          <table:table-cell office:value="0.01044" office:value-type="float"/>
          <table:table-cell office:value="-0.02531" office:value-type="float"/>
        </table:table-row>
        <table:table-row>
          <table:table-cell office:value="0.0131" office:value-type="float"/>
          <table:table-cell office:value="-0.0253" office:value-type="float"/>
          <table:table-cell office:value="0.01274" office:value-type="float"/>
          <table:table-cell office:value="-0.02758" office:value-type="float"/>
        </table:table-row>
        <table:table-row>
          <table:table-cell office:value="0.01562" office:value-type="float"/>
          <table:table-cell office:value="-0.02765" office:value-type="float"/>
          <table:table-cell office:value="0.01524" office:value-type="float"/>
          <table:table-cell office:value="-0.0298" office:value-type="float"/>
        </table:table-row>
        <table:table-row>
          <table:table-cell office:value="0.01841" office:value-type="float"/>
          <table:table-cell office:value="-0.02999" office:value-type="float"/>
          <table:table-cell office:value="0.01794" office:value-type="float"/>
          <table:table-cell office:value="-0.03198" office:value-type="float"/>
        </table:table-row>
        <table:table-row>
          <table:table-cell office:value="0.02149" office:value-type="float"/>
          <table:table-cell office:value="-0.03233" office:value-type="float"/>
          <table:table-cell office:value="0.02084" office:value-type="float"/>
          <table:table-cell office:value="-0.03413" office:value-type="float"/>
        </table:table-row>
        <table:table-row>
          <table:table-cell office:value="0.02487" office:value-type="float"/>
          <table:table-cell office:value="-0.03465" office:value-type="float"/>
          <table:table-cell office:value="0.02395" office:value-type="float"/>
          <table:table-cell office:value="-0.03624" office:value-type="float"/>
        </table:table-row>
        <table:table-row>
          <table:table-cell office:value="0.02857" office:value-type="float"/>
          <table:table-cell office:value="-0.03696" office:value-type="float"/>
          <table:table-cell office:value="0.02726" office:value-type="float"/>
          <table:table-cell office:value="-0.03832" office:value-type="float"/>
        </table:table-row>
        <table:table-row>
          <table:table-cell office:value="0.03264" office:value-type="float"/>
          <table:table-cell office:value="-0.03925" office:value-type="float"/>
          <table:table-cell office:value="0.03079" office:value-type="float"/>
          <table:table-cell office:value="-0.04036" office:value-type="float"/>
        </table:table-row>
        <table:table-row>
          <table:table-cell office:value="0.0371" office:value-type="float"/>
          <table:table-cell office:value="-0.04153" office:value-type="float"/>
          <table:table-cell office:value="0.03455" office:value-type="float"/>
          <table:table-cell office:value="-0.0424" office:value-type="float"/>
        </table:table-row>
        <table:table-row>
          <table:table-cell office:value="0.04199" office:value-type="float"/>
          <table:table-cell office:value="-0.04378" office:value-type="float"/>
          <table:table-cell office:value="0.03856" office:value-type="float"/>
          <table:table-cell office:value="-0.04441" office:value-type="float"/>
        </table:table-row>
        <table:table-row>
          <table:table-cell office:value="0.04737" office:value-type="float"/>
          <table:table-cell office:value="-0.04601" office:value-type="float"/>
          <table:table-cell office:value="0.04282" office:value-type="float"/>
          <table:table-cell office:value="-0.0464" office:value-type="float"/>
        </table:table-row>
        <table:table-row>
          <table:table-cell office:value="0.0533" office:value-type="float"/>
          <table:table-cell office:value="-0.04821" office:value-type="float"/>
          <table:table-cell office:value="0.04737" office:value-type="float"/>
          <table:table-cell office:value="-0.04836" office:value-type="float"/>
        </table:table-row>
        <table:table-row>
          <table:table-cell office:value="0.05982" office:value-type="float"/>
          <table:table-cell office:value="-0.05036" office:value-type="float"/>
          <table:table-cell office:value="0.05222" office:value-type="float"/>
          <table:table-cell office:value="-0.0503" office:value-type="float"/>
        </table:table-row>
        <table:table-row>
          <table:table-cell office:value="0.06704" office:value-type="float"/>
          <table:table-cell office:value="-0.05245" office:value-type="float"/>
          <table:table-cell office:value="0.0574" office:value-type="float"/>
          <table:table-cell office:value="-0.0522" office:value-type="float"/>
        </table:table-row>
        <table:table-row>
          <table:table-cell office:value="0.07503" office:value-type="float"/>
          <table:table-cell office:value="-0.05448" office:value-type="float"/>
          <table:table-cell office:value="0.06293" office:value-type="float"/>
          <table:table-cell office:value="-0.05407" office:value-type="float"/>
        </table:table-row>
        <table:table-row>
          <table:table-cell office:value="0.08388" office:value-type="float"/>
          <table:table-cell office:value="-0.05645" office:value-type="float"/>
          <table:table-cell office:value="0.06886" office:value-type="float"/>
          <table:table-cell office:value="-0.0559" office:value-type="float"/>
        </table:table-row>
        <table:table-row>
          <table:table-cell office:value="0.09368" office:value-type="float"/>
          <table:table-cell office:value="-0.05836" office:value-type="float"/>
          <table:table-cell office:value="0.0752" office:value-type="float"/>
          <table:table-cell office:value="-0.05767" office:value-type="float"/>
        </table:table-row>
        <table:table-row>
          <table:table-cell office:value="0.10451" office:value-type="float"/>
          <table:table-cell office:value="-0.06021" office:value-type="float"/>
          <table:table-cell office:value="0.08202" office:value-type="float"/>
          <table:table-cell office:value="-0.05937" office:value-type="float"/>
        </table:table-row>
        <table:table-row>
          <table:table-cell office:value="0.11642" office:value-type="float"/>
          <table:table-cell office:value="-0.06197" office:value-type="float"/>
          <table:table-cell office:value="0.08935" office:value-type="float"/>
          <table:table-cell office:value="-0.061" office:value-type="float"/>
        </table:table-row>
        <table:table-row>
          <table:table-cell office:value="0.12942" office:value-type="float"/>
          <table:table-cell office:value="-0.06363" office:value-type="float"/>
          <table:table-cell office:value="0.09726" office:value-type="float"/>
          <table:table-cell office:value="-0.06255" office:value-type="float"/>
        </table:table-row>
        <table:table-row>
          <table:table-cell office:value="0.1435" office:value-type="float"/>
          <table:table-cell office:value="-0.06515" office:value-type="float"/>
          <table:table-cell office:value="0.10581" office:value-type="float"/>
          <table:table-cell office:value="-0.064" office:value-type="float"/>
        </table:table-row>
        <table:table-row>
          <table:table-cell office:value="0.15855" office:value-type="float"/>
          <table:table-cell office:value="-0.06653" office:value-type="float"/>
          <table:table-cell office:value="0.11507" office:value-type="float"/>
          <table:table-cell office:value="-0.06535" office:value-type="float"/>
        </table:table-row>
        <table:table-row>
          <table:table-cell office:value="0.17448" office:value-type="float"/>
          <table:table-cell office:value="-0.06772" office:value-type="float"/>
          <table:table-cell office:value="0.12514" office:value-type="float"/>
          <table:table-cell office:value="-0.06659" office:value-type="float"/>
        </table:table-row>
        <table:table-row>
          <table:table-cell office:value="0.19114" office:value-type="float"/>
          <table:table-cell office:value="-0.06875" office:value-type="float"/>
          <table:table-cell office:value="0.13608" office:value-type="float"/>
          <table:table-cell office:value="-0.06774" office:value-type="float"/>
        </table:table-row>
        <table:table-row>
          <table:table-cell office:value="0.20839" office:value-type="float"/>
          <table:table-cell office:value="-0.06957" office:value-type="float"/>
          <table:table-cell office:value="0.14799" office:value-type="float"/>
          <table:table-cell office:value="-0.06879" office:value-type="float"/>
        </table:table-row>
        <table:table-row>
          <table:table-cell office:value="0.22611" office:value-type="float"/>
          <table:table-cell office:value="-0.0702" office:value-type="float"/>
          <table:table-cell office:value="0.16092" office:value-type="float"/>
          <table:table-cell office:value="-0.06975" office:value-type="float"/>
        </table:table-row>
        <table:table-row>
          <table:table-cell office:value="0.24417" office:value-type="float"/>
          <table:table-cell office:value="-0.07064" office:value-type="float"/>
          <table:table-cell office:value="0.17489" office:value-type="float"/>
          <table:table-cell office:value="-0.07059" office:value-type="float"/>
        </table:table-row>
        <table:table-row>
          <table:table-cell office:value="0.2625" office:value-type="float"/>
          <table:table-cell office:value="-0.07089" office:value-type="float"/>
          <table:table-cell office:value="0.18991" office:value-type="float"/>
          <table:table-cell office:value="-0.0713" office:value-type="float"/>
        </table:table-row>
        <table:table-row>
          <table:table-cell office:value="0.281" office:value-type="float"/>
          <table:table-cell office:value="-0.07095" office:value-type="float"/>
          <table:table-cell office:value="0.20593" office:value-type="float"/>
          <table:table-cell office:value="-0.07187" office:value-type="float"/>
        </table:table-row>
        <table:table-row>
          <table:table-cell office:value="0.29961" office:value-type="float"/>
          <table:table-cell office:value="-0.07083" office:value-type="float"/>
          <table:table-cell office:value="0.22285" office:value-type="float"/>
          <table:table-cell office:value="-0.07228" office:value-type="float"/>
        </table:table-row>
        <table:table-row>
          <table:table-cell office:value="0.31832" office:value-type="float"/>
          <table:table-cell office:value="-0.07051" office:value-type="float"/>
          <table:table-cell office:value="0.24056" office:value-type="float"/>
          <table:table-cell office:value="-0.07249" office:value-type="float"/>
        </table:table-row>
        <table:table-row>
          <table:table-cell office:value="0.3371" office:value-type="float"/>
          <table:table-cell office:value="-0.07001" office:value-type="float"/>
          <table:table-cell office:value="0.25896" office:value-type="float"/>
          <table:table-cell office:value="-0.07249" office:value-type="float"/>
        </table:table-row>
        <table:table-row>
          <table:table-cell office:value="0.35593" office:value-type="float"/>
          <table:table-cell office:value="-0.06931" office:value-type="float"/>
          <table:table-cell office:value="0.27792" office:value-type="float"/>
          <table:table-cell office:value="-0.07228" office:value-type="float"/>
        </table:table-row>
        <table:table-row>
          <table:table-cell office:value="0.37483" office:value-type="float"/>
          <table:table-cell office:value="-0.06843" office:value-type="float"/>
          <table:table-cell office:value="0.29738" office:value-type="float"/>
          <table:table-cell office:value="-0.07184" office:value-type="float"/>
        </table:table-row>
        <table:table-row>
          <table:table-cell office:value="0.39383" office:value-type="float"/>
          <table:table-cell office:value="-0.06735" office:value-type="float"/>
          <table:table-cell office:value="0.31723" office:value-type="float"/>
          <table:table-cell office:value="-0.07117" office:value-type="float"/>
        </table:table-row>
        <table:table-row>
          <table:table-cell office:value="0.41292" office:value-type="float"/>
          <table:table-cell office:value="-0.06611" office:value-type="float"/>
          <table:table-cell office:value="0.33741" office:value-type="float"/>
          <table:table-cell office:value="-0.07028" office:value-type="float"/>
        </table:table-row>
        <table:table-row>
          <table:table-cell office:value="0.43214" office:value-type="float"/>
          <table:table-cell office:value="-0.0647" office:value-type="float"/>
          <table:table-cell office:value="0.35789" office:value-type="float"/>
          <table:table-cell office:value="-0.06916" office:value-type="float"/>
        </table:table-row>
        <table:table-row>
          <table:table-cell office:value="0.45148" office:value-type="float"/>
          <table:table-cell office:value="-0.06315" office:value-type="float"/>
          <table:table-cell office:value="0.37864" office:value-type="float"/>
          <table:table-cell office:value="-0.06782" office:value-type="float"/>
        </table:table-row>
        <table:table-row>
          <table:table-cell office:value="0.47095" office:value-type="float"/>
          <table:table-cell office:value="-0.06148" office:value-type="float"/>
          <table:table-cell office:value="0.39968" office:value-type="float"/>
          <table:table-cell office:value="-0.06626" office:value-type="float"/>
        </table:table-row>
        <table:table-row>
          <table:table-cell office:value="0.49053" office:value-type="float"/>
          <table:table-cell office:value="-0.0597" office:value-type="float"/>
          <table:table-cell office:value="0.42099" office:value-type="float"/>
          <table:table-cell office:value="-0.06447" office:value-type="float"/>
        </table:table-row>
        <table:table-row>
          <table:table-cell office:value="0.51024" office:value-type="float"/>
          <table:table-cell office:value="-0.05783" office:value-type="float"/>
          <table:table-cell office:value="0.44262" office:value-type="float"/>
          <table:table-cell office:value="-0.0625" office:value-type="float"/>
        </table:table-row>
        <table:table-row>
          <table:table-cell office:value="0.53002" office:value-type="float"/>
          <table:table-cell office:value="-0.0559" office:value-type="float"/>
          <table:table-cell office:value="0.46456" office:value-type="float"/>
          <table:table-cell office:value="-0.06032" office:value-type="float"/>
        </table:table-row>
        <table:table-row>
          <table:table-cell office:value="0.54987" office:value-type="float"/>
          <table:table-cell office:value="-0.05391" office:value-type="float"/>
          <table:table-cell office:value="0.48686" office:value-type="float"/>
          <table:table-cell office:value="-0.05798" office:value-type="float"/>
        </table:table-row>
        <table:table-row>
          <table:table-cell office:value="0.56976" office:value-type="float"/>
          <table:table-cell office:value="-0.05189" office:value-type="float"/>
          <table:table-cell office:value="0.5095" office:value-type="float"/>
          <table:table-cell office:value="-0.05548" office:value-type="float"/>
        </table:table-row>
        <table:table-row>
          <table:table-cell office:value="0.58968" office:value-type="float"/>
          <table:table-cell office:value="-0.0498" office:value-type="float"/>
          <table:table-cell office:value="0.53252" office:value-type="float"/>
          <table:table-cell office:value="-0.05287" office:value-type="float"/>
        </table:table-row>
        <table:table-row>
          <table:table-cell office:value="0.60964" office:value-type="float"/>
          <table:table-cell office:value="-0.04767" office:value-type="float"/>
          <table:table-cell office:value="0.55582" office:value-type="float"/>
          <table:table-cell office:value="-0.05017" office:value-type="float"/>
        </table:table-row>
        <table:table-row>
          <table:table-cell office:value="0.62961" office:value-type="float"/>
          <table:table-cell office:value="-0.0455" office:value-type="float"/>
          <table:table-cell office:value="0.57937" office:value-type="float"/>
          <table:table-cell office:value="-0.04741" office:value-type="float"/>
        </table:table-row>
        <table:table-row>
          <table:table-cell office:value="0.6496" office:value-type="float"/>
          <table:table-cell office:value="-0.04328" office:value-type="float"/>
          <table:table-cell office:value="0.60305" office:value-type="float"/>
          <table:table-cell office:value="-0.04464" office:value-type="float"/>
        </table:table-row>
        <table:table-row>
          <table:table-cell office:value="0.66961" office:value-type="float"/>
          <table:table-cell office:value="-0.04102" office:value-type="float"/>
          <table:table-cell office:value="0.62677" office:value-type="float"/>
          <table:table-cell office:value="-0.04189" office:value-type="float"/>
        </table:table-row>
        <table:table-row>
          <table:table-cell office:value="0.68963" office:value-type="float"/>
          <table:table-cell office:value="-0.03871" office:value-type="float"/>
          <table:table-cell office:value="0.65051" office:value-type="float"/>
          <table:table-cell office:value="-0.03917" office:value-type="float"/>
        </table:table-row>
        <table:table-row>
          <table:table-cell office:value="0.70968" office:value-type="float"/>
          <table:table-cell office:value="-0.03637" office:value-type="float"/>
          <table:table-cell office:value="0.67426" office:value-type="float"/>
          <table:table-cell office:value="-0.03649" office:value-type="float"/>
        </table:table-row>
        <table:table-row>
          <table:table-cell office:value="0.72973" office:value-type="float"/>
          <table:table-cell office:value="-0.03401" office:value-type="float"/>
          <table:table-cell office:value="0.69803" office:value-type="float"/>
          <table:table-cell office:value="-0.03385" office:value-type="float"/>
        </table:table-row>
        <table:table-row>
          <table:table-cell office:value="0.74978" office:value-type="float"/>
          <table:table-cell office:value="-0.03161" office:value-type="float"/>
          <table:table-cell office:value="0.72184" office:value-type="float"/>
          <table:table-cell office:value="-0.03124" office:value-type="float"/>
        </table:table-row>
        <table:table-row>
          <table:table-cell office:value="0.76984" office:value-type="float"/>
          <table:table-cell office:value="-0.02917" office:value-type="float"/>
          <table:table-cell office:value="0.74563" office:value-type="float"/>
          <table:table-cell office:value="-0.02864" office:value-type="float"/>
        </table:table-row>
        <table:table-row>
          <table:table-cell office:value="0.78991" office:value-type="float"/>
          <table:table-cell office:value="-0.02672" office:value-type="float"/>
          <table:table-cell office:value="0.76932" office:value-type="float"/>
          <table:table-cell office:value="-0.02603" office:value-type="float"/>
        </table:table-row>
        <table:table-row>
          <table:table-cell office:value="0.80994" office:value-type="float"/>
          <table:table-cell office:value="-0.02426" office:value-type="float"/>
          <table:table-cell office:value="0.79284" office:value-type="float"/>
          <table:table-cell office:value="-0.0234" office:value-type="float"/>
        </table:table-row>
        <table:table-row>
          <table:table-cell office:value="0.82991" office:value-type="float"/>
          <table:table-cell office:value="-0.02177" office:value-type="float"/>
          <table:table-cell office:value="0.81617" office:value-type="float"/>
          <table:table-cell office:value="-0.02077" office:value-type="float"/>
        </table:table-row>
        <table:table-row>
          <table:table-cell office:value="0.84982" office:value-type="float"/>
          <table:table-cell office:value="-0.01927" office:value-type="float"/>
          <table:table-cell office:value="0.83924" office:value-type="float"/>
          <table:table-cell office:value="-0.01817" office:value-type="float"/>
        </table:table-row>
        <table:table-row>
          <table:table-cell office:value="0.86959" office:value-type="float"/>
          <table:table-cell office:value="-0.01678" office:value-type="float"/>
          <table:table-cell office:value="0.86192" office:value-type="float"/>
          <table:table-cell office:value="-0.0156" office:value-type="float"/>
        </table:table-row>
        <table:table-row>
          <table:table-cell office:value="0.88913" office:value-type="float"/>
          <table:table-cell office:value="-0.0143" office:value-type="float"/>
          <table:table-cell office:value="0.88402" office:value-type="float"/>
          <table:table-cell office:value="-0.0131" office:value-type="float"/>
        </table:table-row>
        <table:table-row>
          <table:table-cell office:value="0.9083" office:value-type="float"/>
          <table:table-cell office:value="-0.01186" office:value-type="float"/>
          <table:table-cell office:value="0.90529" office:value-type="float"/>
          <table:table-cell office:value="-0.0107" office:value-type="float"/>
        </table:table-row>
        <table:table-row>
          <table:table-cell office:value="0.92692" office:value-type="float"/>
          <table:table-cell office:value="-0.00947" office:value-type="float"/>
          <table:table-cell office:value="0.92545" office:value-type="float"/>
          <table:table-cell office:value="-0.00843" office:value-type="float"/>
        </table:table-row>
        <table:table-row>
          <table:table-cell office:value="0.94481" office:value-type="float"/>
          <table:table-cell office:value="-0.00716" office:value-type="float"/>
          <table:table-cell office:value="0.94427" office:value-type="float"/>
          <table:table-cell office:value="-0.0063" office:value-type="float"/>
        </table:table-row>
        <table:table-row>
          <table:table-cell office:value="0.9617" office:value-type="float"/>
          <table:table-cell office:value="-0.00498" office:value-type="float"/>
          <table:table-cell office:value="0.96159" office:value-type="float"/>
          <table:table-cell office:value="-0.00435" office:value-type="float"/>
        </table:table-row>
        <table:table-row>
          <table:table-cell office:value="0.97725" office:value-type="float"/>
          <table:table-cell office:value="-0.00296" office:value-type="float"/>
          <table:table-cell office:value="0.9773" office:value-type="float"/>
          <table:table-cell office:value="-0.00257" office:value-type="float"/>
        </table:table-row>
        <table:table-row>
          <table:table-cell office:value="0.99136" office:value-type="float"/>
          <table:table-cell office:value="-0.00113" office:value-type="float"/>
          <table:table-cell office:value="0.99143" office:value-type="float"/>
          <table:table-cell office:value="-0.00097" office:value-type="float"/>
        </table:table-row>
        <table:table-row>
          <table:table-cell office:value="1.0" office:value-type="float"/>
          <table:table-cell office:value="0.0" office:value-type="float"/>
          <table:table-cell office:value="1.0" office:value-type="float"/>
          <table:table-cell office:value="0.0" office:value-type="float"/>
        </table:table-row>
      </table:table>
      <table:table table:name="Balloonings">
        <table:table-column/>
        <table:table-column/>
        <table:table-row>
          <table:table-cell office:value-type="string">
            <text:p>ballooning_0</text:p>
          </table:table-cell>
          <table:table-cell office:value-type="string">
            <text:p>V3</text:p>
          </table:table-cell>
        </table:table-row>
        <table:table-row>
          <table:table-cell office:value="-1.0" office:value-type="float"/>
          <table:table-cell office:value="0.009282264281114781" office:value-type="float"/>
        </table:table-row>
        <table:table-row>
          <table:table-cell office:value="-0.8922372197342908" office:value-type="float"/>
          <table:table-cell office:value="0.02663575719336798" office:value-type="float"/>
        </table:table-row>
        <table:table-row>
          <table:table-cell office:value="-0.8398112299268304" office:value-type="float"/>
          <table:table-cell office:value="0.03625562514210522" office:value-type="float"/>
        </table:table-row>
        <table:table-row>
          <table:table-cell office:value="-0.4788024516007076" office:value-type="float"/>
          <table:table-cell office:value="0.03972031282143083" office:value-type="float"/>
        </table:table-row>
        <table:table-row>
          <table:table-cell office:value="-0.1452242218853051" office:value-type="float"/>
          <table:table-cell office:value="0.04058677505865716" office:value-type="float"/>
        </table:table-row>
        <table:table-row>
          <table:table-cell office:value="0.09185646689012428" office:value-type="float"/>
          <table:table-cell office:value="-0.01352895513114759" office:value-type="float"/>
        </table:table-row>
        <table:table-row>
          <table:table-cell office:value="0.10162561977805493" office:value-type="float"/>
          <table:table-cell office:value="0.040764249851168305" office:value-type="float"/>
        </table:table-row>
        <table:table-row>
          <table:table-cell office:value="0.6781520780311903" office:value-type="float"/>
          <table:table-cell office:value="0.03942421065267137" office:value-type="float"/>
        </table:table-row>
        <table:table-row>
          <table:table-cell office:value="0.8920319790403015" office:value-type="float"/>
          <table:table-cell office:value="0.039159728703790746" office:value-type="float"/>
        </table:table-row>
        <table:table-row>
          <table:table-cell office:value="1.0" office:value-type="float"/>
          <table:table-cell office:value="0.009282264281114781" office:value-type="float"/>
        </table:table-row>
        <table:table-row>
          <table:table-cell office:value="1.0" office:value-type="float"/>
          <table:table-cell office:value="0.009282264281114781" office:value-type="float"/>
        </table:table-row>
      </table:table>
      <table:table table:name="Parametri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ront</text:p>
          </table:table-cell>
          <table:table-cell/>
          <table:table-cell office:value-type="string">
            <text:p>back</text:p>
          </table:table-cell>
          <table:table-cell/>
          <table:table-cell office:value-type="string">
            <text:p>rib_distribution</text:p>
          </table:table-cell>
          <table:table-cell/>
          <table:table-cell office:value-type="string">
            <text:p>arc</text:p>
          </table:table-cell>
          <table:table-cell/>
          <table:table-cell office:value-type="string">
            <text:p>aoa</text:p>
          </table:table-cell>
          <table:table-cell/>
          <table:table-cell office:value-type="string">
            <text:p>zrot</text:p>
          </table:table-cell>
          <table:table-cell/>
          <table:table-cell office:value-type="string">
            <text:p>ballooning_merge_curve</text:p>
          </table:table-cell>
          <table:table-cell/>
          <table:table-cell office:value-type="string">
            <text:p>profile_merge_curve</text:p>
          </table:table-cell>
          <table:table-cell/>
        </table:table-row>
        <table:table-row>
          <table:table-cell office:value="0.4362204696891544" office:value-type="float"/>
          <table:table-cell office:value="-0.003209386912049403" office:value-type="float"/>
          <table:table-cell office:value="0.4362204696891544" office:value-type="float"/>
          <table:table-cell office:value="-0.9306085119283264" office:value-type="float"/>
          <table:table-cell office:value="0.0" office:value-type="float"/>
          <table:table-cell office:value="0.0" office:value-type="float"/>
          <table:table-cell office:value="0.43940259077731336" office:value-type="float"/>
          <table:table-cell office:value="0.005339032494827051" office:value-type="float"/>
          <table:table-cell office:value="0.4362204696891544" office:value-type="float"/>
          <table:table-cell office:value="0.16193312481144606" office:value-type="float"/>
          <table:table-cell office:value="0.4362204696891544" office:value-type="float"/>
          <table:table-cell office:value="0.0" office:value-type="float"/>
          <table:table-cell office:value="0.4362204696891544" office:value-type="float"/>
          <table:table-cell office:value="0.0" office:value-type="float"/>
          <table:table-cell office:value="0.4362204696891544" office:value-type="float"/>
          <table:table-cell office:value="0.0" office:value-type="float"/>
        </table:table-row>
        <table:table-row>
          <table:table-cell office:value="1.2122631718417753" office:value-type="float"/>
          <table:table-cell office:value="-0.11300354983562898" office:value-type="float"/>
          <table:table-cell office:value="1.2122631718417753" office:value-type="float"/>
          <table:table-cell office:value="-0.8447069226252624" office:value-type="float"/>
          <table:table-cell office:value="0.5" office:value-type="float"/>
          <table:table-cell office:value="0.3743586223037825" office:value-type="float"/>
          <table:table-cell office:value="1.1479210123728438" office:value-type="float"/>
          <table:table-cell office:value="-0.3735763995749027" office:value-type="float"/>
          <table:table-cell office:value="1.2122631718417753" office:value-type="float"/>
          <table:table-cell office:value="0.14510524292020072" office:value-type="float"/>
          <table:table-cell office:value="1.2122631718417753" office:value-type="float"/>
          <table:table-cell office:value="0.0" office:value-type="float"/>
          <table:table-cell office:value="1.2122631718417753" office:value-type="float"/>
          <table:table-cell office:value="0.0" office:value-type="float"/>
          <table:table-cell office:value="1.2122631718417753" office:value-type="float"/>
          <table:table-cell office:value="0.0" office:value-type="float"/>
        </table:table-row>
        <table:table-row>
          <table:table-cell office:value="1.45859521458148" office:value-type="float"/>
          <table:table-cell office:value="-0.462651134455841" office:value-type="float"/>
          <table:table-cell office:value="1.45859521458148" office:value-type="float"/>
          <table:table-cell office:value="-0.812822864663244" office:value-type="float"/>
          <table:table-cell office:value="1.0" office:value-type="float"/>
          <table:table-cell office:value="1.0" office:value-type="float"/>
          <table:table-cell office:value="1.2400071769264764" office:value-type="float"/>
          <table:table-cell office:value="-0.6158722289305257" office:value-type="float"/>
          <table:table-cell office:value="1.45859521458148" office:value-type="float"/>
          <table:table-cell office:value="0.08726646259971647" office:value-type="float"/>
          <table:table-cell office:value="1.45859521458148" office:value-type="float"/>
          <table:table-cell office:value="0.0" office:value-type="float"/>
          <table:table-cell office:value="1.45859521458148" office:value-type="float"/>
          <table:table-cell office:value="0.0" office:value-type="float"/>
          <table:table-cell office:value="1.45859521458148" office:value-type="float"/>
          <table:table-cell office:value="0.0" office:value-type="float"/>
        </table:table-row>
      </table:table>
      <table:table table:name="Lines">
        <table:table-column/>
        <table:table-column/>
        <table:table-column/>
        <table:table-column/>
        <table:table-column/>
        <table:table-row>
          <table:table-cell office:value-type="string">
            <text:p>MAIN</text:p>
          </table:table-cell>
          <table:table-cell office:value="1.3" office:value-type="float"/>
          <table:table-cell office:value-type="string">
            <text:p>cousin.ctl900360</text:p>
          </table:table-cell>
          <table:table-cell office:value-type="string">
            <text:p>A1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B1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A2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B2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 office:value="1.3" office:value-type="float"/>
          <table:table-cell office:value-type="string">
            <text:p>cousin.ctl900360</text:p>
          </table:table-cell>
          <table:table-cell office:value-type="string">
            <text:p>C1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D1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C2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D2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 office:value="1.1" office:value-type="float"/>
          <table:table-cell office:value-type="string">
            <text:p>cousin.ctl900360</text:p>
          </table:table-cell>
          <table:table-cell office:value-type="string">
            <text:p>A3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B3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A4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B4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 office:value="1.1" office:value-type="float"/>
          <table:table-cell office:value-type="string">
            <text:p>cousin.ctl900360</text:p>
          </table:table-cell>
          <table:table-cell office:value-type="string">
            <text:p>C3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D3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C4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D4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 office:value="1.2" office:value-type="float"/>
          <table:table-cell office:value-type="string">
            <text:p>cousin.ctl900360</text:p>
          </table:table-cell>
          <table:table-cell office:value-type="string">
            <text:p>A5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B5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C5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D5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A6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B6</text:p>
          </table:table-cell>
          <table:table-cell office:value-type="string">
            <text:p>cousin.vectraline12950</text:p>
          </table:table-cell>
        </table:table-row>
        <table:table-row>
          <table:table-cell/>
          <table:table-cell/>
          <table:table-cell/>
          <table:table-cell office:value-type="string">
            <text:p>C6</text:p>
          </table:table-cell>
          <table:table-cell office:value-type="string">
            <text:p>cousin.vectraline12950</text:p>
          </table:table-cell>
        </table:table-row>
      </table:table>
      <table:table table:name="Data">
        <table:table-column/>
        <table:table-column/>
        <table:table-row>
          <table:table-cell office:value-type="string">
            <text:p>Data</text:p>
          </table:table-cell>
          <table:table-cell/>
        </table:table-row>
        <table:table-row>
          <table:table-cell office:value-type="string">
            <text:p>AHPXMAIN</text:p>
          </table:table-cell>
          <table:table-cell office:value="0.3" office:value-type="float"/>
        </table:table-row>
        <table:table-row>
          <table:table-cell office:value-type="string">
            <text:p>AHPYMAIN</text:p>
          </table:table-cell>
          <table:table-cell office:value="0.251227" office:value-type="float"/>
        </table:table-row>
        <table:table-row>
          <table:table-cell office:value-type="string">
            <text:p>AHPZMAIN</text:p>
          </table:table-cell>
          <table:table-cell office:value="-2" office:value-type="float"/>
        </table:table-row>
        <table:table-row>
          <table:table-cell office:value-type="string">
            <text:p>SPEED</text:p>
          </table:table-cell>
          <table:table-cell office:value="13.6" office:value-type="float"/>
        </table:table-row>
        <table:table-row>
          <table:table-cell office:value-type="string">
            <text:p>GLIDE</text:p>
          </table:table-cell>
          <table:table-cell office:value="6.5" office:value-type="float"/>
        </table:table-row>
        <table:table-row>
          <table:table-cell office:value-type="string">
            <text:p>STABICEL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7-02T07:51:31.896322</meta:creation-date>
    <dc:date>2021-07-02T07:51:31.925179</dc:date>
    <meta:generator>http://pypi.python.org/pypi/ezodf/0.1.0$Python3.9.5 (default, May 24 2021, 12:50:35) 
[GCC 11.1.0]</meta:generator>
    <meta:document-statistic/>
    <meta:editing-cycles>1</meta:editing-cycles>
  </office:meta>
</office:document-meta>
</file>